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text-properties style:font-name="Times New Roman" fo:font-size="14pt" fo:font-weight="bold" officeooo:paragraph-rsid="00305c3d" style:font-size-asian="14pt" style:font-weight-asian="bold" style:font-size-complex="14pt" style:font-weight-complex="bold"/>
    </style:style>
    <style:style style:name="P3" style:family="paragraph" style:parent-style-name="Text_20_body">
      <style:paragraph-properties fo:text-align="justify" style:justify-single-word="false"/>
      <style:text-properties style:font-name="Times New Roman" fo:font-size="14pt" fo:font-weight="normal" officeooo:paragraph-rsid="00305c3d" style:font-size-asian="14pt" style:font-weight-asian="normal" style:font-size-complex="14pt" style:font-weight-complex="normal"/>
    </style:style>
    <style:style style:name="P4"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text-align="justify" style:justify-single-word="false"/>
      <style:text-properties style:font-name="Times New Roman" fo:font-size="14pt" fo:font-weight="normal" officeooo:paragraph-rsid="002f4894" style:font-size-asian="14pt" style:font-weight-asian="normal" style:font-size-complex="14pt" style:font-weight-complex="normal"/>
    </style:style>
    <style:style style:name="P6" style:family="paragraph" style:parent-style-name="Text_20_body">
      <style:paragraph-properties fo:text-align="center" style:justify-single-word="false"/>
      <style:text-properties style:font-name="Times New Roman" fo:font-size="14pt" fo:font-weight="normal" officeooo:paragraph-rsid="00305c3d" style:font-size-asian="14pt" style:font-weight-asian="normal" style:font-size-complex="14pt" style:font-weight-complex="normal"/>
    </style:style>
    <style:style style:name="P7" style:family="paragraph" style:parent-style-name="Text_20_body">
      <style:paragraph-properties fo:text-align="start" style:justify-single-word="false"/>
      <style:text-properties style:font-name="Times New Roman" fo:font-size="14pt" fo:font-style="italic" fo:font-weight="normal" officeooo:paragraph-rsid="00305c3d" style:font-size-asian="14pt" style:font-style-asian="italic" style:font-weight-asian="normal" style:font-size-complex="14pt" style:font-style-complex="italic" style:font-weight-complex="normal"/>
    </style:style>
    <style:style style:name="P8" style:family="paragraph" style:parent-style-name="Text_20_body" style:list-style-name="L1">
      <style:paragraph-properties fo:margin-top="0in" fo:margin-bottom="0in" style:contextual-spacing="false" fo:text-align="justify" style:justify-single-word="false"/>
    </style:style>
    <style:style style:name="P9" style:family="paragraph" style:parent-style-name="Text_20_body" style:list-style-name="L1">
      <style:paragraph-properties fo:text-align="justify" style:justify-single-word="false"/>
      <style:text-properties officeooo:paragraph-rsid="003ad72b"/>
    </style:style>
    <style:style style:name="P10" style:family="paragraph" style:parent-style-name="Text_20_body" style:list-style-name="L2">
      <style:paragraph-properties fo:margin-top="0in" fo:margin-bottom="0in" style:contextual-spacing="false" fo:text-align="justify" style:justify-single-word="false"/>
    </style:style>
    <style:style style:name="P11" style:family="paragraph" style:parent-style-name="Text_20_body" style:list-style-name="L2">
      <style:paragraph-properties fo:text-align="justify" style:justify-single-word="false"/>
    </style:style>
    <style:style style:name="T1" style:family="text">
      <style:text-properties style:font-name="Times New Roman" fo:font-size="14pt" fo:font-weight="normal" style:font-size-asian="14pt" style:font-weight-asian="normal" style:font-size-complex="14pt" style:font-weight-complex="normal"/>
    </style:style>
    <style:style style:name="T2" style:family="text">
      <style:text-properties style:font-name="Times New Roman" fo:font-size="14pt" fo:font-weight="normal" officeooo:rsid="00305c3d" style:font-size-asian="14pt" style:font-weight-asian="normal" style:font-size-complex="14pt" style:font-weight-complex="normal"/>
    </style:style>
    <style:style style:name="T3" style:family="text">
      <style:text-properties style:font-name="Times New Roman" fo:font-size="14pt" fo:font-weight="normal" officeooo:rsid="003aadd2" style:font-size-asian="14pt" style:font-weight-asian="normal" style:font-size-complex="14pt" style:font-weight-complex="normal"/>
    </style:style>
    <style:style style:name="T4" style:family="text">
      <style:text-properties officeooo:rsid="0032f90c"/>
    </style:style>
    <style:style style:name="T5" style:family="text">
      <style:text-properties officeooo:rsid="00387f35"/>
    </style:style>
    <style:style style:name="T6" style:family="text">
      <style:text-properties officeooo:rsid="00390440"/>
    </style:style>
    <style:style style:name="T7" style:family="text">
      <style:text-properties officeooo:rsid="003d6c96"/>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6"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7"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enerative models for grid-based and image-based pathﬁnding</text:p>
      <text:p text:style-name="P2"/>
      <text:p text:style-name="P6"><text:span text:style-name="T4">A</text:span>rtificial Intelligence 338 (2025) 104238 <text:s text:c="40"/><text:span text:style-name="T7">Kasım</text:span> 2024 <text:s text:c="2"/></text:p>
      <text:p text:style-name="P7"/>
      <text:p text:style-name="P7">Keywords:<text:span text:style-name="T6">Yol planlama, Yol bulma,</text:span> <text:span text:style-name="T5">Dönüştürücü</text:span></text:p>
      <text:p text:style-name="P3"/>
      <text:p text:style-name="P3"><text:tab/>Yol bulma, bir ajanın belirli bir ortamda geçerli hareketler dizisini belirleyerek başlangıç noktasından hedef noktaya ulaşmasını sağlayan temel bir yapay zeka problemidir. Geleneksel yöntemler genellikle arama algoritmalarına dayanır ve belirli bir maliyet fonksiyonunu minimize etmeye çalışır. Ancak, özellikle engel yoğun ortamlar ve bilinmeyen geçiş maliyetleri içeren görüntü tabanlı yol bulma problemleri, klasik sezgisel fonksiyonların etkinliğini azaltmaktadır. Bu çalışmada, derin öğrenme tekniklerinden yararlanarak bu problemlere yönelik daha verimli ve genelleştirilebilir sezgisel fonksiyonlar öğrenilmesi önerilmektedir.</text:p>
      <text:p text:style-name="P1"><text:span text:style-name="Strong_20_Emphasis"><text:span text:style-name="T1"/></text:span></text:p>
      <text:p text:style-name="P4">Çalışma iki temel yol bulma senaryosunu ele almaktadır:</text:p>
      <text:list xml:id="list2731085129" text:style-name="L1">
        <text:list-item>
          <text:p text:style-name="P8"><text:span text:style-name="Strong_20_Emphasis"><text:span text:style-name="T2">Grid</text:span></text:span><text:span text:style-name="Strong_20_Emphasis"><text:span text:style-name="T1"> tabanlı yol bulma</text:span></text:span><text:span text:style-name="T1">: Engel bilgisi içeren </text:span><text:span text:style-name="T3">grid</text:span><text:span text:style-name="T1"> ortamlarında, geçiş maliyetleri bilinir. Ancak, yaygın kullanılan Manhattan ve Chebyshev gibi sezgisel fonksiyonlar engelleri doğrudan dikkate almadığı için performansları sınırlıdır. Bu sorunu çözmek için, örneğe özel sezgisel fonksiyonlar oluşturabilen bir derin öğrenme modeli önerilmektedir.</text:span></text:p>
        </text:list-item>
        <text:list-item>
          <text:p text:style-name="P9"><text:span text:style-name="Strong_20_Emphasis"><text:span text:style-name="T1">Görüntü tabanlı yol bulma</text:span></text:span><text:span text:style-name="T1">: Geçiş maliyetlerinin bilinmediği ve yalnızca bir uydu görüntüsünden elde edilen haritaların kullanıldığı durumlarda, klasik sezgisel arama teknikleri doğrudan uygulanamaz. Çalışmada, derin sinir ağları kullanılarak her pikselin en kısa yol üzerinde olma olasılığının tahmin edilmesi ve bu tahminlerin sezgisel arama algoritmalarıyla birleştirilmesi önerilmektedir.</text:span></text:p>
        </text:list-item>
      </text:list>
      <text:p text:style-name="P4">Çalışmada kullanılan ana teknikler şunlardır:</text:p>
      <text:list xml:id="list940235048" text:style-name="L2">
        <text:list-item>
          <text:p text:style-name="P10"><text:span text:style-name="Strong_20_Emphasis"><text:span text:style-name="T1">Dönüştürücü (Transformer) tabanlı sinir ağları</text:span></text:span><text:span text:style-name="T1">: Uzun menzilli bağıntıları yakalamak ve harita üzerinde önemli bölgeleri belirlemek için kullanılmıştır.</text:span></text:p>
        </text:list-item>
        <text:list-item>
          <text:p text:style-name="P10"><text:span text:style-name="Strong_20_Emphasis"><text:span text:style-name="T1">Odaklanmış Arama (Focal Search) Algoritması</text:span></text:span><text:span text:style-name="T1">: Bulunan yolun maliyetini kontrol altında tutarak daha verimli bir arama süreci sağlamak için önerilmektedir.</text:span></text:p>
        </text:list-item>
        <text:list-item>
          <text:p text:style-name="P11"><text:span text:style-name="Strong_20_Emphasis"><text:span text:style-name="T1">Öğrenilmiş Sezgisel Fonksiyonlar</text:span></text:span><text:span text:style-name="T1">: Geleneksel sezgisel fonksiyonların yerini alarak daha iyi genelleme yapabilen, veri odaklı sezgisel değerler üretilmiştir.</text:span></text:p>
        </text:list-item>
      </text:list>
      <text:p text:style-name="P5"><text:soft-page-break/><text:tab/></text:p>
      <text:p text:style-name="P5"><text:tab/>Çalışmanın ampirik değerlendirmesi, önerilen yöntemin hem geleneksel hem de diğer derin öğrenme tabanlı yöntemlere kıyasla daha başarılı olduğunu göstermektedir. Önerilen yöntem, işlem maliyetlerini dört kata kadar azaltırken, optimal çözüme çok yakın yollar üretmektedir.</text:p>
      <text:p text:style-name="P5"><text:tab/>Bu çalışma, derin öğrenme tabanlı sezgisel fonksiyonların ızgara tabanlı ve görüntü tabanlı yol bulma problemlerinde önemli avantajlar sunduğunu göstermektedir. Önerilen yöntem, klasik arama algoritmalarının en büyük dezavantajlarından biri olan engellerin etkisini azaltarak, daha verimli ve genelleştirilebilir çözümler üretmektedir. Özellikle Focal Search ile birleştirilmiş sezgisel öğrenme modelleri, optimal çözüme yakın yollar üretirken, arama sürecini hızlandırmaktadır. Çalışmanın gelecekteki yönleri arasında, farklı coğrafi veriler üzerinde modelin performansının incelenmesi ve daha karmaşık arazi koşullarında uygulanabilirliğinin araştırılması yer almaktadır.</text:p>
      <text:p text:style-name="P1"><text:span text:style-name="Strong_20_Emphasis"><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0:05:37.825136582</meta:creation-date>
    <dc:date>2025-03-06T14:40:19.656695870</dc:date>
    <meta:editing-duration>PT2H33M7S</meta:editing-duration>
    <meta:editing-cycles>37</meta:editing-cycles>
    <meta:generator>LibreOffice/7.3.7.2$Linux_X86_64 LibreOffice_project/30$Build-2</meta:generator>
    <meta:document-statistic meta:table-count="0" meta:image-count="0" meta:object-count="0" meta:page-count="2" meta:paragraph-count="14" meta:word-count="358" meta:character-count="3085" meta:non-whitespace-character-count="2698"/>
  </office:meta>
</office:document-meta>
</file>